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style:text-properties style:text-underline-style="solid" style:text-underline-width="auto" style:text-underline-color="font-color"/>
    </style:style>
    <style:style style:name="P2" style:family="paragraph" style:parent-style-name="Text_20_body">
      <style:paragraph-properties fo:margin-top="0cm" fo:margin-bottom="0cm" fo:text-align="justify" style:justify-single-word="false"/>
    </style:style>
    <style:style style:name="P3" style:family="paragraph" style:parent-style-name="Text_20_body" style:master-page-name="">
      <style:paragraph-properties fo:margin-top="0cm" fo:margin-bottom="0cm" fo:text-align="justify" style:justify-single-word="false"/>
    </style:style>
    <style:style style:name="P4" style:family="paragraph" style:parent-style-name="Text_20_body">
      <style:paragraph-properties fo:text-align="justify" style:justify-single-word="false"/>
    </style:style>
    <style:style style:name="T1" style:family="text">
      <style:text-properties fo:font-style="italic"/>
    </style:style>
    <style:style style:name="T2" style:family="text">
      <style:text-properties fo:font-size="18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Exploitation :</text:p>
      <text:p text:style-name="P2">La stéganographie est exploitable dans de nombreux domaines. Elle trouve ainsi comme application commerciale le <text:a xlink:type="simple" xlink:href="http://fr.wikipedia.org/wiki/Watermarking"><text:span text:style-name="T1">watermarking</text:span></text:a> (apposition de filigranes électroniques), technique permettant de « tatouer » un fichier électronique (pour y introduire notamment des informations utiles à la gestion des droits d'auteur).</text:p>
      <text:p text:style-name="P3">Il ne faut pas confondre le watermarking, par essence invisible, avec le fait que certains formats de fichiers offrent la possibilité d'inclure des meta-informations...</text:p>
      <text:p text:style-name="P2">Cette méthode est parfois utilisée pour protéger des documents. On parle alors de <text:a xlink:type="simple" xlink:href="http://lwh.free.fr/pages/algo/crypto/filigrane.htm">filigranes</text:a>.</text:p>
      <text:p text:style-name="P4"/>
      <text:p text:style-name="P4">Après les évènements du <text:a xlink:type="simple" xlink:href="http://fr.wikipedia.org/wiki/11_septembre_2001">11 septembre 2001</text:a>, on a prétendu qu'<text:a xlink:type="simple" xlink:href="http://fr.wikipedia.org/wiki/Oussama_Ben_Laden">Oussama Ben Laden</text:a> transmettait ses ordres en les cachant par des procédés stéganographiques dans des images transmises ou hébergées sur <text:a xlink:type="simple" xlink:href="http://fr.wikipedia.org/wiki/Internet">internet</text:a> (ces suppositions n'ont jamais été étayées par des éléments concrets).</text:p>
      <text:p text:style-name="P4">Il faut noter que la cryptographie, qui permet de protéger la vie privée et l'activité industrielle sans cacher cette protection, est souvent maltraitée par les états totalitaires et les sociétés démocratiques à tendance sécuritaire. Il n'en va pas nécessairement de même pour la stéganographie, qui est pourtant une technique beaucoup mieux adaptée à une activité criminelle éventuelle.</text:p>
      <text:p text:style-name="P4"><text:span text:style-name="T2">L'</text:span>une des applications les plus prometteuses de la stéganographie est le tatouage électronique de document, ou watermarking en anglais (watermarking signifie filigrane). Il ne s'agit plus de cacher une image dans un document, mais de marquer de façon indélébile celui-ci. Les buts recherchés sont multiples : le premier d'entre eux est la protection des droits d'auteur. On inscrit sur le document des informations relatives à son auteur, de sorte que personne ne puisse se l'approprier.</text:p>
      <text:p text:style-name="P4"><text:span text:style-name="T2">D</text:span>ans d'autres cas, le propriétaire d'un document (comme un logiciel) peut marquer différemment tous les exemplaires autorisés (les différentes copies qu'il a vendues). Si des copies illégales sont faites, le marquage permet de remonter jusqu'à l'origine de la copie. Dans le même ordre d'idées, on rapporte qu'au début des années 80, Margareth Thatcher, lasse de lire des fuites d'informations confidentielles dans la presse, avait fait modifier les traitements de texte des différents ministères : une petite modification de l'espacement des lignes, invisible à l'oeil nu, mais aisément décelable à l'aide d'un scanner, caractérisait chacun d'entre eux. Elle put ainsi remonter jusqu'à l'origine de la fuite.</text:p>
      <text:p text:style-name="P4"><text:span text:style-name="T2">U</text:span>n dernier type de marquage a pour objet d'empêcher la copie ou de limiter l'exploitation du document. Par exemple, les DVD sont "zonés" : un DVD acheté aux Etats-Unis est normalement illisible par un lecteur européen. Le problème de ce type de marquage est qu'il est nécessaire qu'il y ait coopération du matériel (que le lecteur vérifie le marquage). Tôt ou tard, ce type de protection finit par être contourné.</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12-21T14:20:12</meta:creation-date>
    <dc:date>2006-12-21T14:24:31</dc:date>
    <dc:language>en-US</dc:language>
    <meta:editing-cycles>2</meta:editing-cycles>
    <meta:editing-duration>PT4M18S</meta:editing-duration>
    <meta:user-defined meta:name="Info 1"/>
    <meta:user-defined meta:name="Info 2"/>
    <meta:user-defined meta:name="Info 3"/>
    <meta:user-defined meta:name="Info 4"/>
    <meta:document-statistic meta:table-count="0" meta:image-count="0" meta:object-count="0" meta:page-count="1" meta:paragraph-count="9" meta:word-count="427" meta:character-count="2860"/>
  </office:meta>
</office:document-meta>
</file>